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eb88c" officeooo:paragraph-rsid="001eb88c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fd4f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c9211e" fo:font-size="18pt" officeooo:rsid="001eb88c" officeooo:paragraph-rsid="001eb88c" style:font-size-asian="18pt" style:font-size-complex="18pt"/>
    </style:style>
    <style:style style:name="P4" style:family="paragraph" style:parent-style-name="Standard" style:list-style-name="L3">
      <style:paragraph-properties fo:text-align="start" style:justify-single-word="false"/>
      <style:text-properties fo:color="#000000" fo:font-size="14pt" officeooo:rsid="001eb88c" officeooo:paragraph-rsid="001eb88c" style:font-size-asian="14pt" style:font-size-complex="14pt"/>
    </style:style>
    <style:style style:name="P5" style:family="paragraph" style:parent-style-name="Standard" style:list-style-name="L5">
      <style:paragraph-properties fo:text-align="start" style:justify-single-word="false"/>
      <style:text-properties fo:color="#000000" fo:font-size="14pt" officeooo:rsid="001eb88c" officeooo:paragraph-rsid="001eb88c" style:font-size-asian="12.25pt" style:font-size-complex="14pt"/>
    </style:style>
    <style:style style:name="P6" style:family="paragraph" style:parent-style-name="Standard" style:list-style-name="L7">
      <style:paragraph-properties fo:text-align="start" style:justify-single-word="false"/>
      <style:text-properties fo:color="#000000" fo:font-size="15pt" officeooo:rsid="001fd4f9" officeooo:paragraph-rsid="001fd4f9" style:font-size-asian="13.1000003814697pt" style:font-size-complex="15pt"/>
    </style:style>
    <style:style style:name="P7" style:family="paragraph" style:parent-style-name="Standard" style:list-style-name="L8">
      <style:paragraph-properties fo:text-align="start" style:justify-single-word="false"/>
      <style:text-properties fo:color="#000000" fo:font-size="15pt" officeooo:rsid="001fd4f9" officeooo:paragraph-rsid="001fd4f9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fo:font-size="15pt" officeooo:rsid="00218922" officeooo:paragraph-rsid="00218922" style:font-size-asian="13.1000003814697pt" style:font-size-complex="15pt"/>
    </style:style>
    <style:style style:name="P9" style:family="paragraph" style:parent-style-name="Standard" style:list-style-name="L9">
      <style:paragraph-properties fo:text-align="start" style:justify-single-word="false"/>
      <style:text-properties fo:color="#000000" fo:font-size="15pt" officeooo:rsid="00218922" officeooo:paragraph-rsid="00218922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paragraph-rsid="001fd4f9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1fd4f9"/>
    </style:style>
    <style:style style:name="P12" style:family="paragraph" style:parent-style-name="Standard">
      <style:paragraph-properties fo:text-align="start" style:justify-single-word="false"/>
      <style:text-properties fo:color="#ff0000" fo:font-size="18pt" officeooo:rsid="001eb88c" officeooo:paragraph-rsid="001eb88c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bf0041" fo:font-size="18pt" officeooo:rsid="001fd4f9" officeooo:paragraph-rsid="001fd4f9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bf0041" fo:font-size="24pt" fo:font-weight="bold" officeooo:rsid="001fd4f9" officeooo:paragraph-rsid="001fd4f9" style:font-size-asian="21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a6099" fo:font-size="18pt" fo:font-style="normal" fo:font-weight="normal" officeooo:rsid="001fd4f9" officeooo:paragraph-rsid="001fd4f9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61141" fo:font-size="18pt" officeooo:rsid="001fd4f9" officeooo:paragraph-rsid="001fd4f9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55308d" fo:font-size="18pt" officeooo:rsid="00218922" officeooo:paragraph-rsid="00218922" style:font-size-asian="15.75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style:font-size-asian="12.25pt" style:font-size-complex="14pt"/>
    </style:style>
    <style:style style:name="T4" style:family="text">
      <style:text-properties fo:color="#000000" fo:font-size="15pt" fo:font-style="normal" fo:font-weight="normal" officeooo:rsid="001fd4f9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3465a4" fo:font-style="normal" fo:font-weight="normal" officeooo:rsid="001fd4f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sign Document</text:p>
      <text:p text:style-name="P3">Concept</text:p>
      <text:list xml:id="list4284751257" text:style-name="L3">
        <text:list-item>
          <text:p text:style-name="P4">Space Shooter</text:p>
        </text:list-item>
        <text:list-item>
          <text:p text:style-name="P4">Avoid waves of enemies for as long as possible</text:p>
        </text:list-item>
        <text:list-item>
          <text:p text:style-name="P4">shoot enemies to point</text:p>
        </text:list-item>
      </text:list>
      <text:p text:style-name="P12">Game overview</text:p>
      <text:list xml:id="list2344957771" text:style-name="L5">
        <text:list-item>
          <text:p text:style-name="P5">Main Menu: start and quit</text:p>
        </text:list-item>
        <text:list-item>
          <text:p text:style-name="P5">Game: score bar and health slider</text:p>
        </text:list-item>
        <text:list-item>
          <text:p text:style-name="P5">Game over: play again and menu</text:p>
        </text:list-item>
      </text:list>
      <text:p text:style-name="P13">Theme: <text:span text:style-name="T2">Space Shooter</text:span></text:p>
      <text:p text:style-name="P13">Player experience: <text:span text:style-name="T3">Frantic</text:span></text:p>
      <text:p text:style-name="P13">Core Mechanic:<text:span text:style-name="T3"> shoot and dodge</text:span></text:p>
      <text:p text:style-name="P13">Game Loop: <text:span text:style-name="T3">single level with endless enemies, shoot to score until die</text:span></text:p>
      <text:p text:style-name="P13"><text:span text:style-name="T1"/></text:p>
      <text:p text:style-name="P14"><text:span text:style-name="T1">Feature Analysis:</text:span></text:p>
      <text:p text:style-name="P15">Core:</text:p>
      <text:list xml:id="list3263630812" text:style-name="L6">
        <text:list-item>
          <text:p text:style-name="P11"><text:span text:style-name="T4">Player and enemy movement</text:span></text:p>
        </text:list-item>
        <text:list-item>
          <text:p text:style-name="P11"><text:span text:style-name="T4">Enemy waves</text:span></text:p>
        </text:list-item>
        <text:list-item>
          <text:p text:style-name="P11"><text:span text:style-name="T4">Player health</text:span></text:p>
        </text:list-item>
      </text:list>
      <text:p text:style-name="P2"><text:span text:style-name="T5">Secondary:</text:span></text:p>
      <text:list xml:id="list2081443958" text:style-name="L7">
        <text:list-item>
          <text:p text:style-name="P6"><text:span text:style-name="T6">Shooting</text:span></text:p>
        </text:list-item>
        <text:list-item>
          <text:p text:style-name="P6"><text:span text:style-name="T6">Enemy Health</text:span></text:p>
        </text:list-item>
        <text:list-item>
          <text:p text:style-name="P6"><text:span text:style-name="T6">Enemy Shooting</text:span></text:p>
        </text:list-item>
      </text:list>
      <text:p text:style-name="P16"><text:span text:style-name="T6">Polish:</text:span></text:p>
      <text:list xml:id="list3144810093" text:style-name="L8">
        <text:list-item>
          <text:p text:style-name="P7"><text:span text:style-name="T6">VFX</text:span></text:p>
        </text:list-item>
        <text:list-item>
          <text:p text:style-name="P7"><text:span text:style-name="T6">SFX</text:span></text:p>
        </text:list-item>
        <text:list-item>
          <text:p text:style-name="P7"><text:span text:style-name="T6">Menus and Screens</text:span></text:p>
        </text:list-item>
        <text:list-item>
          <text:p text:style-name="P7"><text:span text:style-name="T6">Content and Tuning</text:span></text:p>
        </text:list-item>
      </text:list>
      <text:p text:style-name="P17"><text:span text:style-name="T6">Art Assets:</text:span></text:p>
      <text:list xml:id="list3453809628" text:style-name="L9">
        <text:list-item>
          <text:p text:style-name="P9"><text:span text:style-name="T6">Player ship</text:span></text:p>
        </text:list-item>
        <text:list-item>
          <text:p text:style-name="P9"><text:span text:style-name="T6">Multiple enemy ships</text:span></text:p>
        </text:list-item>
        <text:list-item>
          <text:p text:style-name="P9"><text:span text:style-name="T6">Projectiles</text:span></text:p>
        </text:list-item>
        <text:list-item>
          <text:p text:style-name="P9"><text:span text:style-name="T6">Background sprites</text:span></text:p>
        </text:list-item>
        <text:list-item>
          <text:p text:style-name="P9"><text:span text:style-name="T6">fonts</text:span></text:p>
        </text:list-item>
        <text:list-item>
          <text:p text:style-name="P9"><text:span text:style-name="T6">UI sprites</text:span></text:p>
        </text:list-item>
      </text:list>
      <text:p text:style-name="P8"><text:span text:style-name="T6"/></text:p>
      <text:p text:style-name="P10"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2:50:16.158372832</meta:creation-date>
    <dc:date>2022-02-27T23:13:55.457919435</dc:date>
    <meta:editing-duration>PT3M19S</meta:editing-duration>
    <meta:editing-cycles>1</meta:editing-cycles>
    <meta:document-statistic meta:table-count="0" meta:image-count="0" meta:object-count="0" meta:page-count="1" meta:paragraph-count="35" meta:word-count="122" meta:character-count="627" meta:non-whitespace-character-count="560"/>
    <meta:generator>LibreOffice/6.4.7.2$Linux_X86_64 LibreOffice_project/40$Build-2</meta:generator>
  </office:meta>
</office:document-meta>
</file>